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T America Standard" svg:font-family="'GT America Standard', Helvetica, 'Helvetica Neue', Arial, 'Segoe UI', Roboto, 'Droid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loext:graphic-properties draw:fill="none" draw:fill-color="#ffffff"/>
      <style:paragraph-properties fo:margin-top="0in" fo:margin-bottom="0in" style:contextual-spacing="false" fo:text-align="justify" style:justify-single-word="false" fo:background-color="transparent"/>
      <style:text-properties fo:color="#0e101a" loext:opacity="100%" fo:background-color="transparent"/>
    </style:style>
    <style:style style:name="P3" style:family="paragraph" style:parent-style-name="Text_20_body">
      <loext:graphic-properties draw:fill="none" draw:fill-color="#ffffff" draw:fill-gradient-name="gradient" draw:fill-hatch-name="hatch"/>
      <style:paragraph-properties fo:margin-top="0in" fo:margin-bottom="0in" style:contextual-spacing="false" fo:line-height="150%" fo:text-align="justify" style:justify-single-word="false" fo:background-color="transparent"/>
      <style:text-properties style:font-name="Times New Roman" fo:font-size="12pt" officeooo:paragraph-rsid="00171993" style:font-size-asian="12pt" style:font-size-complex="12pt"/>
    </style:style>
    <style:style style:name="P4" style:family="paragraph" style:parent-style-name="Text_20_body">
      <loext:graphic-properties draw:fill="none" draw:fill-color="#ffffff" draw:fill-gradient-name="gradient" draw:fill-hatch-name="hatch"/>
      <style:paragraph-properties fo:margin-top="0in" fo:margin-bottom="0in" style:contextual-spacing="false" fo:line-height="150%" fo:text-align="justify" style:justify-single-word="false" fo:background-color="transparent"/>
    </style:style>
    <style:style style:name="P5" style:family="paragraph" style:parent-style-name="Text_20_body">
      <loext:graphic-properties draw:fill="none" draw:fill-color="#ffffff" draw:fill-gradient-name="gradient" draw:fill-hatch-name="hatch"/>
      <style:paragraph-properties fo:margin-top="0in" fo:margin-bottom="0in" style:contextual-spacing="false" fo:line-height="150%" fo:text-align="justify" style:justify-single-word="false" fo:background-color="transparent"/>
      <style:text-properties officeooo:paragraph-rsid="001a6ffe"/>
    </style:style>
    <style:style style:name="P6" style:family="paragraph" style:parent-style-name="Text_20_body">
      <loext:graphic-properties draw:fill="none" draw:fill-color="#ffffff" draw:fill-gradient-name="gradient" draw:fill-hatch-name="hatch"/>
      <style:paragraph-properties fo:margin-top="0in" fo:margin-bottom="0in" style:contextual-spacing="false" fo:line-height="150%" fo:text-align="justify" style:justify-single-word="false" fo:background-color="transparent"/>
      <style:text-properties fo:color="#0e101a" loext:opacity="100%" style:font-name="Times New Roman" fo:font-size="12pt" officeooo:paragraph-rsid="001a6ffe" fo:background-color="transparent" style:font-size-asian="12pt" style:font-size-complex="12pt"/>
    </style:style>
    <style:style style:name="P7" style:family="paragraph" style:parent-style-name="Text_20_body">
      <loext:graphic-properties draw:fill="none" draw:fill-color="#ffffff" draw:fill-gradient-name="gradient" draw:fill-hatch-name="hatch"/>
      <style:paragraph-properties fo:margin-top="0in" fo:margin-bottom="0in" style:contextual-spacing="false" fo:line-height="150%" fo:text-align="justify" style:justify-single-word="false" fo:background-color="transparent"/>
      <style:text-properties fo:color="#0e101a" loext:opacity="100%" style:font-name="Times New Roman" fo:font-size="12pt" officeooo:rsid="001b9d9a" officeooo:paragraph-rsid="001b9d9a" fo:background-color="transparent" style:font-size-asian="12pt" style:font-size-complex="12pt"/>
    </style:style>
    <style:style style:name="P8" style:family="paragraph" style:parent-style-name="Text_20_body" style:list-style-name="L1">
      <loext:graphic-properties draw:fill="none" draw:fill-color="#ffffff" draw:fill-gradient-name="gradient" draw:fill-hatch-name="hatch"/>
      <style:paragraph-properties fo:margin-top="0in" fo:margin-bottom="0in" style:contextual-spacing="false" fo:line-height="150%" fo:text-align="justify" style:justify-single-word="false" fo:background-color="transparent"/>
      <style:text-properties fo:color="#0e101a" loext:opacity="100%" style:font-name="Times New Roman" fo:font-size="12pt" officeooo:rsid="001b9d9a" officeooo:paragraph-rsid="001b9d9a" fo:background-color="transparent" style:font-size-asian="12pt" style:font-size-complex="12pt"/>
    </style:style>
    <style:style style:name="P9" style:family="paragraph" style:parent-style-name="Text_20_body" style:list-style-name="L1">
      <loext:graphic-properties draw:fill="none" draw:fill-color="#ffffff" draw:fill-gradient-name="gradient" draw:fill-hatch-name="hatch"/>
      <style:paragraph-properties fo:margin-top="0in" fo:margin-bottom="0in" style:contextual-spacing="false" fo:line-height="150%" fo:text-align="justify" style:justify-single-word="false" fo:background-color="transparent"/>
      <style:text-properties officeooo:rsid="001b9d9a" officeooo:paragraph-rsid="001b9d9a"/>
    </style:style>
    <style:style style:name="P10" style:family="paragraph" style:parent-style-name="Text_20_body">
      <loext:graphic-properties draw:fill="none" draw:fill-color="#ffffff" draw:fill-gradient-name="gradient" draw:fill-hatch-name="hatch"/>
      <style:paragraph-properties fo:margin-top="0in" fo:margin-bottom="0in" style:contextual-spacing="false" fo:line-height="150%" fo:text-align="justify" style:justify-single-word="false" fo:background-color="transparent"/>
      <style:text-properties fo:font-variant="normal" fo:text-transform="none" fo:color="#000000" loext:opacity="100%" style:font-name="GT America Standard" fo:font-size="9.60000038146973pt" fo:letter-spacing="normal" fo:font-style="normal" fo:font-weight="normal" officeooo:rsid="001b9d9a" officeooo:paragraph-rsid="001b9d9a" fo:background-color="transparent" style:font-size-asian="12pt" style:font-size-complex="12pt"/>
    </style:style>
    <style:style style:name="P11" style:family="paragraph" style:parent-style-name="Text_20_body">
      <style:paragraph-properties fo:margin-top="0in" fo:margin-bottom="0in" style:contextual-spacing="false"/>
      <style:text-properties officeooo:paragraph-rsid="001dfd63"/>
    </style:style>
    <style:style style:name="P12" style:family="paragraph" style:parent-style-name="Text_20_body">
      <loext:graphic-properties draw:fill="none" draw:fill-color="#ffffff" draw:fill-gradient-name="gradient" draw:fill-hatch-name="hatch"/>
      <style:paragraph-properties fo:margin-top="0in" fo:margin-bottom="0in" style:contextual-spacing="false" fo:line-height="150%" fo:text-align="justify" style:justify-single-word="false" fo:background-color="transparent"/>
      <style:text-properties officeooo:paragraph-rsid="001dfd63"/>
    </style:style>
    <style:style style:name="T1" style:family="text">
      <style:text-properties fo:color="#0e101a" loext:opacity="100%" fo:background-color="transparent" loext:char-shading-value="0"/>
    </style:style>
    <style:style style:name="T2" style:family="text">
      <style:text-properties fo:color="#0e101a" loext:opacity="100%" officeooo:rsid="00177105" fo:background-color="transparent" loext:char-shading-value="0"/>
    </style:style>
    <style:style style:name="T3" style:family="text">
      <style:text-properties fo:color="#0e101a" loext:opacity="100%" officeooo:rsid="001e82f9" fo:background-color="transparent" loext:char-shading-value="0"/>
    </style:style>
    <style:style style:name="T4" style:family="text">
      <style:text-properties fo:color="#0e101a" loext:opacity="100%" style:font-name="Times New Roman" fo:font-size="12pt" fo:background-color="transparent" loext:char-shading-value="0" style:font-size-asian="12pt" style:font-size-complex="12pt"/>
    </style:style>
    <style:style style:name="T5" style:family="text">
      <style:text-properties fo:color="#0e101a" loext:opacity="100%" style:font-name="Times New Roman" fo:font-size="12pt" officeooo:rsid="00177105" fo:background-color="transparent" loext:char-shading-value="0" style:font-size-asian="12pt" style:font-size-complex="12pt"/>
    </style:style>
    <style:style style:name="T6" style:family="text">
      <style:text-properties fo:color="#0e101a" loext:opacity="100%" style:font-name="Times New Roman" fo:font-size="12pt" officeooo:rsid="001944fc" fo:background-color="transparent" loext:char-shading-value="0" style:font-size-asian="12pt" style:font-size-complex="12pt"/>
    </style:style>
    <style:style style:name="T7" style:family="text">
      <style:text-properties fo:color="#0e101a" loext:opacity="100%" style:font-name="Times New Roman" fo:font-size="12pt" officeooo:rsid="001a6ffe" fo:background-color="transparent" loext:char-shading-value="0" style:font-size-asian="12pt" style:font-size-complex="12pt"/>
    </style:style>
    <style:style style:name="T8" style:family="text">
      <style:text-properties fo:color="#0e101a" loext:opacity="100%" style:font-name="Times New Roman" fo:font-size="12pt" officeooo:rsid="001b9d9a" fo:background-color="transparent" loext:char-shading-value="0" style:font-size-asian="12pt" style:font-size-complex="12pt"/>
    </style:style>
    <style:style style:name="T9" style:family="text">
      <style:text-properties fo:color="#0e101a" loext:opacity="100%" style:font-name="Times New Roman" fo:font-size="12pt" officeooo:rsid="001dfd63" fo:background-color="transparent" loext:char-shading-value="0" style:font-size-asian="12pt" style:font-size-complex="12pt"/>
    </style:style>
    <style:style style:name="T10" style:family="text">
      <style:text-properties fo:color="#0e101a" loext:opacity="100%" style:font-name="Times New Roman" fo:font-size="12pt" officeooo:rsid="001e82f9" fo:background-color="transparent" loext:char-shading-value="0" style:font-size-asian="12pt" style:font-size-complex="12pt"/>
    </style:style>
    <style:style style:name="T11" style:family="text">
      <style:text-properties fo:color="#0e101a" loext:opacity="100%" style:font-name="Times New Roman" fo:font-size="12pt" officeooo:rsid="001f67cb" fo:background-color="transparent" loext:char-shading-value="0" style:font-size-asian="12pt" style:font-size-complex="12pt"/>
    </style:style>
    <style:style style:name="T12" style:family="text">
      <style:text-properties fo:color="#0e101a" loext:opacity="100%" style:font-name="Times New Roman" fo:font-size="12pt" fo:font-style="italic" fo:background-color="transparent" loext:char-shading-value="0" style:font-size-asian="12pt" style:font-style-asian="italic" style:font-size-complex="12pt"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text:tab/><text:tab/><text:tab/><text:tab/><text:tab/>“</text:span><text:span text:style-name="Strong_20_Emphasis"><text:span text:style-name="T1">Of Blood and Fire”</text:span></text:span></text:p>
      <text:p text:style-name="P4"><text:span text:style-name="Strong_20_Emphasis"><text:span text:style-name="T4">Introduction: </text:span></text:span><text:span text:style-name="T4">The author Jahanara Imam has authorized the book “Of Blood and Fire” and Mustafizur Rahman translated this book. The whole book is </text:span><text:span text:style-name="T5">considered to be </text:span><text:span text:style-name="T4">an autobiographical book and its flow of events is centered around the events of the liberation war </text:span><text:span text:style-name="T5">which represents the rights of our country.</text:span><text:span text:style-name="T4">. The book </text:span><text:span text:style-name="T5">also </text:span><text:span text:style-name="T4">describes the various incidents in Bangladesh during the War of Independence </text:span><text:span text:style-name="T5">where the people of Bangladesh were trying to get independence</text:span><text:span text:style-name="T4">. In 1970, the president of West Pakistan, Yahhiya Khan did not want to hand over the power to the representative of East Pakistan. Even after Sheikh Mujib Ur Rahman won by a huge margin, the government of Pakistan kept making excuses for not giving power. That is why the book has been written about the different situations of the country at that time. This book is a dignified account of independence day. This book is a unique illustration of liberation war and first-hand witness to the brutality, and atrocities of the Pakistani Forces throughout the day. The book is specified chronologically. The author describes in detail the state of the country during the war and the political situation where Bengali people were considered second-class citizens. </text:span></text:p>
      <text:p text:style-name="P4"><text:span text:style-name="Strong_20_Emphasis"><text:span text:style-name="T4">The summary of the 2nd half book:</text:span></text:span></text:p>
      <text:p text:style-name="P3"><text:span text:style-name="T1">In July, as usual, the Pakistani occupation forces killed the country’s civilians one by one. Some freedom fighters wanted to attack the power station and fight in the dark. This was one of the tactical silos of freedom fighters known as “hit and run”. That is why two freedom fighters came to </text:span><text:span text:style-name="T3">Rumi for </text:span><text:span text:style-name="T1"><text:s text:c="2"/>the task of making a picture of the bridge. At that time people of West Pakistan could not know what was going on in East Pakistan due to radio, television, and fake news. In August, during this time, it was the rainy season, and the freedom fighters also got some benefits. Then there was a heavy flood in Pabna, Kustia, Faridpur, and Rajshahi, which made it easy to attack the guerrillas of the freedom fighters. On 4th August, the sounds of explosions were increasing. The days and nights were becoming dangerous. The freedom fighters were becoming more dangerous day by day and got the nickname “The Scorpions”. On 3rd August, the Scorpions threw a grenade at the “State Bank Army Check Post”. The “Shadhin Bangla Betar” reported that the Scorpions were fighting against the Pakistani military </text:span><text:span text:style-name="T3">with brave and honor</text:span><text:span text:style-name="T1">. In September, the Pakistani army started searching for guerrilla forces one by one of those who killed Pakistani forces. The writer mistakenly believes in the hypocrite Peer Shaheb can get them out of jail. At the same time, the Pakistani army set fire to houses and started torturing captured prisoners to get information about the freedom fighters. But even after that, they did not give this information to Pakistani forces. In October, the freedom fighters killed the Pakistani military one by one and achieved victory and Momen Khan formed a unity with them. During this month a critical situation prevailed in the country and despite this, the freedom fighters continued to wage war in the country. In November, the freedom struggle took a new turn </text:span><text:span text:style-name="T2">because</text:span><text:span text:style-name="T1"> India declared war on Pakistan </text:span><text:span text:style-name="T2">for </text:span><text:soft-page-break/><text:span text:style-name="T2">their oppression.</text:span><text:span text:style-name="T1"> Now the battle is in the hands of the liberation forces </text:span><text:span text:style-name="T2">and they got the way to defeat the enemy</text:span><text:span text:style-name="T1">. The Pakistani forces returned all civilian weapons and promised to defend them. Last month they picked up the writer’s family members and took them away. On 3rd November, the Pakistani military looted the “Muslim Commercial Bank”. In broad daylight they attacked. On 4th December, Imam and her relatives became shocked to hear the news of Khaled Musharraf's death. The guerrilla army was trying to get legal information about the news of his death. On 1st November, the Pakistani military bombed the office of “The Provincial Election Commission”. On 2nd November, the scorpions blew away the Kakrail gas station. On that day, Minnie got the news that Khaled was alive and he was badly injured with a sphincter but not dead. They took him to the Agartala Hospital and then to Lucknow by helicopter. On 4th November, the Siddhirganj Power station was attacked and it was badly destroyed by three blasts. There were four generators. They were also destroyed and the power supply from Dhaka to Narayonganj was disrupted. Finally, the guerrilla fighters completed their mission on that day  In December, another war started on the border between India and Pakistan. India recognized Bangladesh as an independent country in the whole world. Bangladesh gained independence on December 16 this month. At that time, Pakistanis and Biharis were looking for a place to hide in the country. On 14th December, we got the tragedy of Sharif’s body. His relatives were very emotional when they found Sharif’s dead body in Silo. They started the funeral prayers. On this day the Pakistani occupation forces started killing intellectuals of the country one by one. On 15th December, the government house had been bombed and someone attacked the hotel intercontinental. On this day, six families were trying to escape and everyone was trying to get food and other necessary things. On 16th December, the radio announced the independence of the country because the Pakistani military had decided to surrender. Everyone was excited by shouting “Joy Bang-la” slogans. Around 90000 Pakistani troops had decided to surrender. At last, the victory came. </text:span></text:p>
      <text:p text:style-name="P12"><text:span text:style-name="Strong_20_Emphasis"><text:span text:style-name="T4">Personal analysis</text:span></text:span><text:span text:style-name="T4">: In my analysis, I can say that the book “Of Blood and Fire” </text:span><text:span text:style-name="T11">of Jahanara Imam</text:span><text:span text:style-name="T4"> documents the horrific events that took place during the 1971 War of Independence, a shameful chapter for the Bengali nation. </text:span><text:span text:style-name="T9">Ranjan (2016) mentioned that the sociopolitical situation of the country during the liberation war was very challenged.</text:span><text:span text:style-name="T4"> The book is a unique account of the brutality inflicted by the Pakistani invaders on the Bengali nation, especially the educated and intellectual people. Her writing is very simple and heart-touching and captures human frustration, pain, and fear. She has gathered historical facts and surviving eyewitness accounts. She paints a coherent picture of </text:span><text:span text:style-name="T5">freedom fighters</text:span><text:span text:style-name="T4"> in those dark days </text:span><text:span text:style-name="T5">during the liberation war</text:span><text:span text:style-name="T4">. The book not only exposes the brutality </text:span><text:span text:style-name="T5">of the Pakistani tyranny</text:span><text:span text:style-name="T4"> but also reveals the immense bravery of those who fought for freedom </text:span><text:span text:style-name="T5">of our country</text:span><text:span text:style-name="T4">. This book also represents the thousands of people who sacrificed their lives in the war, physical and mental </text:span><text:soft-page-break/><text:span text:style-name="T4">suffering is also an inspiration for them. This book sheds light on a well-known chapter in Earth’s history. Anyone interested in understanding human value and resilience should read this book. The book describes the political and social context of Pakistanis at that time which is completely against humanity. It traces the deep-rooted differences between East and West Pakistan that ultimately led to Bangladesh’s independence. Pakistani armed forces killed various intellectuals, and politicians to demoralize the country. They kill these intellectuals who are thought to make the country's demands. Their bodies were thrown into mass graves</text:span><text:span text:style-name="T6"> and it was a horrible event in the history of Bangladesh</text:span><text:span text:style-name="T4">. </text:span><text:span text:style-name="T7">T</text:span><text:span text:style-name="T4">he book is a</text:span><text:span text:style-name="T6">n example of</text:span><text:span text:style-name="T4"> portrait of the resilience and bravery of the people of Bangladesh. Despite the brutality and terror inflicted on them, the people of Bangladesh risked their lives for the country and continued to fight for their freedom </text:span><text:span text:style-name="T6">with dedication</text:span><text:span text:style-name="T4">. </text:span><text:span text:style-name="T8">Schendel </text:span><text:span text:style-name="T10">(2016) highlighted the heroism and the contributions of the freedom fighters during the liberation war. </text:span><text:span text:style-name="T4">This book also mentions the contribution of women. They fought for liberation and care during the silos. They played a leading role in helping and supporting the sick. They also participated in the resistance movement. Another objective of the book is to emphasize infra-ethnic support and solidarity. This book highlights the importance of international recognition and support during the liberation war and attempts to secure the support of other countries and the United Nations. It shows the details of the diplomatic status of the Bangladesh government. This book also challenges patriarchal narratives. This book also emphasizes gender equality and women empowerment at all levels of society </text:span><text:span text:style-name="T6">that was very helpful for our future generation</text:span><text:span text:style-name="T4">. This book highlights the importance of everyone working together to promote peace, justice, and freedom in the world. Finally, this book is a powerful emotional book, expressing the coherent and comprehensive attitude of Bangladeshi’s freedom struggle. </text:span></text:p>
      <text:p text:style-name="P5"><text:span text:style-name="Strong_20_Emphasis"><text:span text:style-name="T4">Conclusion</text:span></text:span><text:span text:style-name="T4">: “Of Blood and Fire” is a review-based book on the independence war. From this book, we learn how Bengals fight for their survival. By describing his personal stories and experiences, Jahanara Imam humanizes the Bengali nation. She highlighted the hardships and struggles of the freedom fighters. She also sheds light on those who help Pakistani forces and cheat the people of the country. The book also pays tribute to those who died in the liberation war. This book is a memorandum of hope for future generations. In a world where violent conflict plagues many generations, the country’s future highlights what it might look like. This book talks about universal human aspirations. We know that many people of this country gained independence by shedding blood for the country in 1971. Many writers have written a lot about the independence of the country at different times, and Jahanara Imam’s book is one of them. We know from this book how difficult the pain of losing seven relatives is, but Jahanara Imam tries to highlight that point.The book represents the horrific atrocities against the East Pakistan people of Bangladesh including genocide, rape, and forced displacement. The book is </text:span><text:soft-page-break/><text:span text:style-name="T5">represented as </text:span><text:span text:style-name="T4">an account of the personal experiences of the author </text:span><text:span text:style-name="T5">where she shared her experiences.</text:span><text:span text:style-name="T4">. During the war, the writer lost her son. The book is considered a fairy tale about the pain of losing a loved one relative with sorrow and suffering. This book also represents an expression of the power of oppressed people with compassion. </text:span><text:span text:style-name="T11">So, we can say that the book is very knowledgabl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7">Reference:</text:p>
      <text:list xml:id="list3665731291" text:style-name="L1">
        <text:list-item>
          <text:p text:style-name="P9"><text:span text:style-name="T4">Ranjan, A. (2016). Bangladesh Liberation War of 1971: Narratives, Impacts and the Actors. </text:span><text:span text:style-name="T12">India Quarterly, 72</text:span><text:span text:style-name="T4">(2), 132- 145.</text:span><text:a xlink:type="simple" xlink:href="https://www.jstor.org/stable/48505492" office:name=" https://www.jstor.org/stable/48505492" text:style-name="Internet_20_link" text:visited-style-name="Visited_20_Internet_20_Link"> </text:a><text:a xlink:type="simple" xlink:href="https://www.jstor.org/stable/48505492" text:style-name="Internet_20_link" text:visited-style-name="Visited_20_Internet_20_Link">https://www.jstor.org/stable/48505492</text:a></text:p>
          <text:p text:style-name="P8"/>
        </text:list-item>
        <text:list-item>
          <text:p text:style-name="P9"><text:span text:style-name="T4">Schendel, W. (2016). A War Within a War: Mizo rebels and the Bangladesh liberation struggle. </text:span><text:span text:style-name="T12">Modern Asian studies, 50</text:span><text:span text:style-name="T4">(1), 75-117. </text:span><text:a xlink:type="simple" xlink:href="https://www.jstor.org/stable/26599682" office:name="https://www.jstor.org/stable/26599682" text:style-name="Internet_20_link" text:visited-style-name="Visited_20_Internet_20_Link">https://www.jstor.org/stable/26599682</text:a></text:p>
        </text:list-item>
      </text:list>
      <text:p text:style-name="P10"/>
      <text:p text:style-name="P2"/>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T America Standard" svg:font-family="'GT America Standard', Helvetica, 'Helvetica Neue', Arial, 'Segoe UI', Roboto, 'Droid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5T00:53:25.486000000</meta:creation-date>
    <dc:date>2023-04-15T04:29:59.133000000</dc:date>
    <meta:editing-duration>PT21M42S</meta:editing-duration>
    <meta:editing-cycles>4</meta:editing-cycles>
    <meta:generator>LibreOffice/7.3.4.2$Windows_X86_64 LibreOffice_project/728fec16bd5f605073805c3c9e7c4212a0120dc5</meta:generator>
    <meta:document-statistic meta:table-count="0" meta:image-count="0" meta:object-count="0" meta:page-count="5" meta:paragraph-count="10" meta:word-count="1688" meta:character-count="10482" meta:non-whitespace-character-count="8795"/>
  </office:meta>
</office:document-meta>
</file>